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0ac3e5" officeooo:paragraph-rsid="000ac3e5"/>
    </style:style>
    <style:style style:name="P2" style:family="paragraph" style:parent-style-name="Standard">
      <style:text-properties fo:language="el" fo:country="GR" style:text-underline-style="solid" style:text-underline-width="auto" style:text-underline-color="font-color" fo:font-weight="bold" officeooo:rsid="000ac3e5" officeooo:paragraph-rsid="000ac3e5" style:font-weight-asian="bold" style:font-weight-complex="bold"/>
    </style:style>
    <style:style style:name="P3" style:family="paragraph" style:parent-style-name="Standard">
      <style:text-properties fo:language="el" fo:country="GR" style:text-underline-style="solid" style:text-underline-width="auto" style:text-underline-color="font-color" fo:font-weight="bold" officeooo:rsid="000ac3e5" officeooo:paragraph-rsid="000c7e3f" style:font-weight-asian="bold" style:font-weight-complex="bold"/>
    </style:style>
    <style:style style:name="P4" style:family="paragraph" style:parent-style-name="Standard">
      <style:text-properties fo:language="el" fo:country="GR" style:text-underline-style="solid" style:text-underline-width="auto" style:text-underline-color="font-color" fo:font-weight="bold" officeooo:rsid="000ac3e5" officeooo:paragraph-rsid="000d4acf" style:font-weight-asian="bold" style:font-weight-complex="bold"/>
    </style:style>
    <style:style style:name="P5" style:family="paragraph" style:parent-style-name="Standard">
      <style:text-properties fo:language="el" fo:country="GR" style:text-underline-style="none" fo:font-weight="normal" officeooo:rsid="000ac3e5" officeooo:paragraph-rsid="000ac3e5" style:font-weight-asian="normal" style:font-weight-complex="normal"/>
    </style:style>
    <style:style style:name="P6" style:family="paragraph" style:parent-style-name="Standard">
      <style:text-properties fo:language="el" fo:country="GR" style:text-underline-style="none" fo:font-weight="normal" officeooo:rsid="000c7e3f" officeooo:paragraph-rsid="000c7e3f" style:font-weight-asian="normal" style:font-weight-complex="normal"/>
    </style:style>
    <style:style style:name="P7" style:family="paragraph" style:parent-style-name="Standard">
      <style:text-properties fo:language="el" fo:country="GR" style:text-underline-style="none" fo:font-weight="normal" officeooo:rsid="000d6716" officeooo:paragraph-rsid="000d6716" style:font-weight-asian="normal" style:font-weight-complex="normal"/>
    </style:style>
    <style:style style:name="P8" style:family="paragraph" style:parent-style-name="Standard">
      <style:text-properties fo:language="el" fo:country="GR" style:text-underline-style="none" fo:font-weight="normal" officeooo:rsid="00110f6c" officeooo:paragraph-rsid="00110f6c" style:font-weight-asian="normal" style:font-weight-complex="normal"/>
    </style:style>
    <style:style style:name="P9" style:family="paragraph" style:parent-style-name="Standard">
      <style:text-properties fo:language="el" fo:country="GR" officeooo:rsid="000d4acf" officeooo:paragraph-rsid="000cc414"/>
    </style:style>
    <style:style style:name="P10" style:family="paragraph" style:parent-style-name="Standard">
      <style:text-properties fo:font-size="15pt" fo:language="el" fo:country="GR" officeooo:rsid="000ac3e5" officeooo:paragraph-rsid="000ac3e5" style:font-size-asian="15pt" style:font-size-complex="15pt"/>
    </style:style>
    <style:style style:name="P11" style:family="paragraph" style:parent-style-name="Standard">
      <style:text-properties fo:color="#000000" style:font-name="Consolas" fo:font-size="9.5pt" fo:background-color="#ffffff" style:font-size-asian="9.5pt"/>
    </style:style>
    <style:style style:name="P12" style:family="paragraph" style:parent-style-name="Standard">
      <style:text-properties officeooo:paragraph-rsid="000cc414"/>
    </style:style>
    <style:style style:name="P13" style:family="paragraph" style:parent-style-name="Standard">
      <style:text-properties fo:language="en" fo:country="US" officeooo:rsid="00110f6c" officeooo:paragraph-rsid="00110f6c"/>
    </style:style>
    <style:style style:name="P14" style:family="paragraph" style:parent-style-name="Standard">
      <style:text-properties officeooo:paragraph-rsid="000d6716"/>
    </style:style>
    <style:style style:name="P15" style:family="paragraph" style:parent-style-name="Standard">
      <style:text-properties officeooo:rsid="00110f6c" officeooo:paragraph-rsid="00110f6c"/>
    </style:style>
    <style:style style:name="P16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language="en" fo:country="US" officeooo:rsid="00110f6c" officeooo:paragraph-rsid="00110f6c"/>
    </style:style>
    <style:style style:name="P17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110f6c" officeooo:paragraph-rsid="00110f6c"/>
    </style:style>
    <style:style style:name="P18" style:family="paragraph" style:parent-style-name="Standard">
      <style:text-properties fo:color="#008000" style:font-name="Consolas" fo:font-size="9.5pt" fo:language="el" fo:country="GR" style:text-underline-style="none" fo:font-weight="normal" officeooo:rsid="00110f6c" officeooo:paragraph-rsid="00110f6c" fo:background-color="#ffffff" style:font-size-asian="9.5pt" style:font-weight-asian="normal" style:font-weight-complex="normal"/>
    </style:style>
    <style:style style:name="P19" style:family="paragraph" style:parent-style-name="Standard">
      <style:text-properties fo:color="#008000" style:font-name="Consolas" fo:font-size="9.5pt" fo:background-color="#ffffff" style:font-size-asian="9.5pt"/>
    </style:style>
    <style:style style:name="P20" style:family="paragraph" style:parent-style-name="Standard">
      <style:text-properties fo:color="#008000" style:font-name="Consolas" fo:font-size="9.5pt" fo:language="en" fo:country="US" officeooo:rsid="00110f6c" officeooo:paragraph-rsid="00110f6c" fo:background-color="#ffffff" style:font-size-asian="9.5pt"/>
    </style:style>
    <style:style style:name="P21" style:family="paragraph" style:parent-style-name="Standard">
      <style:text-properties fo:color="#000000" style:font-name="Consolas" fo:font-size="9.5pt" fo:background-color="#ffffff" style:font-size-asian="9.5pt"/>
    </style:style>
    <style:style style:name="P22" style:family="paragraph" style:parent-style-name="Standard">
      <style:text-properties fo:color="#000000" style:font-name="Consolas" fo:font-size="9.5pt" fo:language="en" fo:country="US" officeooo:rsid="00110f6c" officeooo:paragraph-rsid="00110f6c" fo:background-color="#ffffff" style:font-size-asian="9.5pt"/>
    </style:style>
    <style:style style:name="P23" style:family="paragraph" style:parent-style-name="Standard">
      <style:text-properties fo:color="#000000" style:font-name="Consolas" fo:font-size="12pt" fo:language="en" fo:country="US" officeooo:rsid="00110f6c" officeooo:paragraph-rsid="00110f6c" fo:background-color="#ffffff" style:font-size-asian="12pt" style:font-size-complex="12pt"/>
    </style:style>
    <style:style style:name="P24" style:family="paragraph" style:parent-style-name="Standard">
      <style:text-properties fo:language="el" fo:country="GR" officeooo:rsid="000d4acf" officeooo:paragraph-rsid="000cc414"/>
    </style:style>
    <style:style style:name="P25" style:family="paragraph" style:parent-style-name="Standard">
      <style:text-properties fo:language="el" fo:country="GR" officeooo:rsid="00110f6c" officeooo:paragraph-rsid="00110f6c"/>
    </style:style>
    <style:style style:name="P26" style:family="paragraph" style:parent-style-name="Standard">
      <style:text-properties fo:language="el" fo:country="GR" officeooo:rsid="000e6415" officeooo:paragraph-rsid="000d6716"/>
    </style:style>
    <style:style style:name="P27" style:family="paragraph" style:parent-style-name="Standard">
      <style:text-properties fo:language="el" fo:country="GR" style:text-underline-style="solid" style:text-underline-width="auto" style:text-underline-color="font-color" fo:font-weight="bold" officeooo:rsid="000ac3e5" officeooo:paragraph-rsid="000c7e3f" style:font-weight-asian="bold" style:font-weight-complex="bold"/>
    </style:style>
    <style:style style:name="P28" style:family="paragraph" style:parent-style-name="Standard">
      <style:text-properties fo:language="el" fo:country="GR" style:text-underline-style="solid" style:text-underline-width="auto" style:text-underline-color="font-color" fo:font-weight="bold" officeooo:rsid="000ac3e5" officeooo:paragraph-rsid="000d4acf" style:font-weight-asian="bold" style:font-weight-complex="bold"/>
    </style:style>
    <style:style style:name="P29" style:family="paragraph" style:parent-style-name="Standard">
      <style:text-properties fo:color="#0000ff" style:font-name="Consolas" fo:font-size="9.5pt" fo:background-color="#ffffff" style:font-size-asian="9.5pt"/>
    </style:style>
    <style:style style:name="P30" style:family="paragraph" style:parent-style-name="Standard">
      <style:paragraph-properties fo:text-align="center" style:justify-single-word="false"/>
      <style:text-properties fo:font-size="18pt" fo:language="el" fo:country="GR" fo:font-weight="bold" officeooo:rsid="000ac3e5" officeooo:paragraph-rsid="000ac3e5" style:font-size-asian="18pt" style:font-weight-asian="bold" style:font-size-complex="18pt" style:font-weight-complex="bold"/>
    </style:style>
    <style:style style:name="P31" style:family="paragraph" style:parent-style-name="Standard">
      <style:paragraph-properties fo:break-before="page"/>
      <style:text-properties fo:language="el" fo:country="GR" style:text-underline-style="solid" style:text-underline-width="auto" style:text-underline-color="font-color" fo:font-weight="bold" officeooo:rsid="000ac3e5" officeooo:paragraph-rsid="000c7e3f" style:font-weight-asian="bold" style:font-weight-complex="bold"/>
    </style:style>
    <style:style style:name="P32" style:family="paragraph" style:parent-style-name="Standard">
      <style:paragraph-properties fo:break-before="page"/>
      <style:text-properties fo:language="el" fo:country="GR" style:text-underline-style="solid" style:text-underline-width="auto" style:text-underline-color="font-color" fo:font-weight="bold" officeooo:rsid="000ac3e5" officeooo:paragraph-rsid="000d4acf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7e3f"/>
    </style:style>
    <style:style style:name="T3" style:family="text">
      <style:text-properties fo:language="en" fo:country="US" officeooo:rsid="000cc414"/>
    </style:style>
    <style:style style:name="T4" style:family="text">
      <style:text-properties fo:language="en" fo:country="US" style:text-underline-style="none" fo:font-weight="normal" officeooo:rsid="000cc414" style:font-weight-asian="normal" style:font-weight-complex="normal"/>
    </style:style>
    <style:style style:name="T5" style:family="text">
      <style:text-properties fo:language="en" fo:country="US" officeooo:rsid="000d4acf"/>
    </style:style>
    <style:style style:name="T6" style:family="text">
      <style:text-properties fo:language="en" fo:country="US" officeooo:rsid="000e6415"/>
    </style:style>
    <style:style style:name="T7" style:family="text">
      <style:text-properties fo:language="en" fo:country="US" officeooo:rsid="00125085"/>
    </style:style>
    <style:style style:name="T8" style:family="text">
      <style:text-properties fo:language="el" fo:country="GR"/>
    </style:style>
    <style:style style:name="T9" style:family="text">
      <style:text-properties fo:language="el" fo:country="GR" style:text-underline-style="none" fo:font-weight="normal" officeooo:rsid="000cc414" style:font-weight-asian="normal" style:font-weight-complex="normal"/>
    </style:style>
    <style:style style:name="T10" style:family="text">
      <style:text-properties fo:language="el" fo:country="GR" style:text-underline-style="none" fo:font-weight="normal" officeooo:rsid="000d6716" style:font-weight-asian="normal" style:font-weight-complex="normal"/>
    </style:style>
    <style:style style:name="T11" style:family="text">
      <style:text-properties fo:language="el" fo:country="GR" style:text-underline-style="none" fo:font-weight="normal" officeooo:rsid="000e6415" style:font-weight-asian="normal" style:font-weight-complex="normal"/>
    </style:style>
    <style:style style:name="T12" style:family="text">
      <style:text-properties fo:language="el" fo:country="GR" officeooo:rsid="000cc414"/>
    </style:style>
    <style:style style:name="T13" style:family="text">
      <style:text-properties fo:language="el" fo:country="GR" officeooo:rsid="000d4acf"/>
    </style:style>
    <style:style style:name="T14" style:family="text">
      <style:text-properties fo:language="el" fo:country="GR" officeooo:rsid="000e6415"/>
    </style:style>
    <style:style style:name="T15" style:family="text">
      <style:text-properties officeooo:rsid="000c7e3f"/>
    </style:style>
    <style:style style:name="T16" style:family="text">
      <style:text-properties officeooo:rsid="000cc414"/>
    </style:style>
    <style:style style:name="T17" style:family="text">
      <style:text-properties officeooo:rsid="000d4acf"/>
    </style:style>
    <style:style style:name="T18" style:family="text">
      <style:text-properties officeooo:rsid="000e6415"/>
    </style:style>
    <style:style style:name="T19" style:family="text">
      <style:text-properties fo:color="#008000" style:font-name="Consolas" fo:font-size="9.5pt" fo:background-color="#ffffff" loext:char-shading-value="0" style:font-size-asian="9.5pt"/>
    </style:style>
    <style:style style:name="T20" style:family="text">
      <style:text-properties fo:color="#0000ff" style:font-name="Consolas" fo:font-size="9.5pt" fo:background-color="#ffffff" loext:char-shading-value="0" style:font-size-asian="9.5pt"/>
    </style:style>
    <style:style style:name="T21" style:family="text">
      <style:text-properties fo:color="#000000" style:font-name="Consolas" fo:font-size="9.5pt" fo:background-color="#ffffff" loext:char-shading-value="0" style:font-size-asian="9.5pt"/>
    </style:style>
    <style:style style:name="T22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bbb529" style:font-name="JetBrains Mono" fo:font-size="10pt" fo:font-style="normal" fo:font-weight="normal" fo:background-color="#ffffff" loext:char-shading-value="0" style:font-size-asian="10pt" style:font-style-asian="normal" style:font-weight-asian="normal"/>
    </style:style>
    <style:style style:name="T24" style:family="text">
      <style:text-properties fo:color="#bbb529" style:font-name="JetBrains Mono" fo:font-size="10pt" fo:language="el" fo:country="GR" fo:font-style="normal" fo:font-weight="normal" style:font-size-asian="10pt" style:font-style-asian="normal" style:font-weight-asian="normal"/>
    </style:style>
    <style:style style:name="T25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officeooo:rsid="001250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Συστήματα Μικροϋπολογιστών 2021 (6ο εξάμηνο)</text:p>
      <text:p text:style-name="P1"/>
      <text:p text:style-name="P1"/>
      <text:p text:style-name="P10">Φιλιππόπουλος Ορφέας <text:span text:style-name="T1">el18082</text:span></text:p>
      <text:p text:style-name="P10">Παπαρρηγόπουλος Θοδωρής <text:span text:style-name="T7">el18040</text:span></text:p>
      <text:p text:style-name="P10">Γραμμένου Δέσποινα <text:span text:style-name="T31">el18061</text:span></text:p>
      <text:p text:style-name="P1"/>
      <text:p text:style-name="P1"/>
      <text:p text:style-name="P1"/>
      <text:p text:style-name="P2">Άσκηση 1</text:p>
      <text:p text:style-name="P2"/>
      <text:p text:style-name="P5">Αρχικά με τη βοήθεια των εντολώς <text:span text:style-name="T1">ser </text:span>και <text:span text:style-name="T1">clc</text:span> γράφουμε στο καταχωρητή<text:span text:style-name="T1"> DDRA</text:span> άσσους προκειμένου να είναι <text:span text:style-name="T15">η </text:span>θύρα <text:span text:style-name="T15">Α θύρα</text:span> εξόδου και στη συνέχεια γράφουμε μηδενικά στο καταχωρητή <text:span text:style-name="T1">DDRB </text:span><text:span text:style-name="T15">προκειμένου να είναι η θύρα Β θύρα εισόδου.</text:span></text:p>
      <text:p text:style-name="P5"/>
      <text:p text:style-name="P5">Στη συνέχεια χρησιμοποιήσαμε έναν μετρητή (r24) αρχικοποιημένο στο 0, ο οποίος σε κάθε κίνηση <text:span text:style-name="T15">(η κίνηση του</text:span><text:span text:style-name="T2"> LED</text:span><text:span text:style-name="T15"> προς τα αριστερά επιτυγχάνεται με την εντολή</text:span><text:span text:style-name="T2"> lsl)</text:span><text:span text:style-name="T1"> </text:span>του LED προς τα αριστερά αυξάνεται κατά ένα. Όταν αυτός ο μετρητής φτάσει στην τιμή 7 αρχίζουμε κίνηση <text:span text:style-name="T15">(η κίνηση του</text:span><text:span text:style-name="T2"> LED</text:span><text:span text:style-name="T15"> προς τα δεξιά επιτυγχάνεται με χρήση της εντολής</text:span><text:span text:style-name="T2"> lsr)</text:span><text:span text:style-name="T1"> </text:span>προς τα δεξιά, μειώνοντας τον μετρητή κατά ένα κάθε φορά. Όταν μηδενιστεί <text:s/>αρχίζουμε πάλι κίνηση προς τα αριστερά. Επιπλέον, με την εντολή in λαμβάνουμε την είσοδο από το PIN<text:span text:style-name="T15">Β</text:span> και με την εντολή andi κρατάμε μόνο τ<text:span text:style-name="T15">ο</text:span><text:span text:style-name="T2"> PB0</text:span>. Αν σε οποιοδήποτε στάδιο της κίνησης το bit γίνει 1, η κίνηση σταματάει προσωρινά και συνεχίζει όταν το bit ξαναγίνει 0. Αυτό επιτυγχάνεται με τις εντολές cpi και breq. </text:p>
      <text:p text:style-name="P5"/>
      <text:p text:style-name="P5"/>
      <text:p text:style-name="P5"/>
      <text:p text:style-name="P8">Κώδικας:</text:p>
      <text:p text:style-name="P8"/>
      <text:p text:style-name="P18">;</text:p>
      <text:p text:style-name="P19">; AssemblerApplication1.asm</text:p>
      <text:p text:style-name="P19">;</text:p>
      <text:p text:style-name="P19">; Created: 5/16/2021 3:13:49 PM</text:p>
      <text:p text:style-name="P19">; Author : Admin</text:p>
      <text:p text:style-name="P19">;</text:p>
      <text:p text:style-name="P11"/>
      <text:p text:style-name="P11"/>
      <text:p text:style-name="Standard"><text:span text:style-name="T20">.include</text:span><text:span text:style-name="T21"> "m16def.inc"</text:span></text:p>
      <text:p text:style-name="P11"/>
      <text:p text:style-name="P11">reset:</text:p>
      <text:p text:style-name="Standard"><text:span text:style-name="T21"><text:tab/></text:span><text:span text:style-name="T20">ser</text:span><text:span text:style-name="T21"> r24 </text:span></text:p>
      <text:p text:style-name="Standard"><text:span text:style-name="T21"><text:tab/></text:span><text:span text:style-name="T20">out</text:span><text:span text:style-name="T21"> DDRA, r24 </text:span><text:span text:style-name="T19">;A is output port</text:span></text:p>
      <text:p text:style-name="Standard"><text:span text:style-name="T21"><text:tab/></text:span><text:span text:style-name="T20">clr</text:span><text:span text:style-name="T21"> r24</text:span></text:p>
      <text:p text:style-name="Standard"><text:span text:style-name="T21"><text:tab/></text:span><text:span text:style-name="T20">out</text:span><text:span text:style-name="T21"> DDRB, r24 </text:span><text:span text:style-name="T19">;B is input port</text:span></text:p>
      <text:p text:style-name="Standard"><text:span text:style-name="T21"><text:tab/></text:span><text:span text:style-name="T20">ldi</text:span><text:span text:style-name="T21"> r25, 0x01</text:span></text:p>
      <text:p text:style-name="Standard"><text:span text:style-name="T21"><text:tab/></text:span><text:span text:style-name="T19">;r24 is our counter for led position</text:span></text:p>
      <text:p text:style-name="P11"/>
      <text:p text:style-name="P19">; Replace with your application code</text:p>
      <text:p text:style-name="P11">left:</text:p>
      <text:p text:style-name="Standard"><text:span text:style-name="T21"><text:tab/></text:span><text:span text:style-name="T20">in</text:span><text:span text:style-name="T21"> r26, PINB </text:span><text:span text:style-name="T19">;read B port (input port)</text:span></text:p>
      <text:p text:style-name="Standard"><text:span text:style-name="T21"><text:tab/></text:span><text:span text:style-name="T20">andi</text:span><text:span text:style-name="T21"> r26, 0x01 </text:span><text:span text:style-name="T19">;isolate first bit (PB0)</text:span></text:p>
      <text:p text:style-name="Standard"><text:span text:style-name="T21"><text:tab/></text:span><text:span text:style-name="T20">cpi</text:span><text:span text:style-name="T21"> r26, 0x01 </text:span></text:p>
      <text:p text:style-name="Standard"><text:span text:style-name="T21"><text:tab/></text:span><text:span text:style-name="T20">breq</text:span><text:span text:style-name="T21"> left </text:span><text:span text:style-name="T19">;if 1 do nothing</text:span></text:p>
      <text:p text:style-name="Standard"><text:soft-page-break/><text:span text:style-name="T21"><text:tab/></text:span><text:span text:style-name="T20">out</text:span><text:span text:style-name="T21"> PORTA, r25 </text:span><text:span text:style-name="T19">;else continue process</text:span></text:p>
      <text:p text:style-name="Standard"><text:span text:style-name="T21"><text:tab/></text:span><text:span text:style-name="T20">inc</text:span><text:span text:style-name="T21"> r24 </text:span><text:span text:style-name="T19">;increase counter</text:span></text:p>
      <text:p text:style-name="Standard"><text:span text:style-name="T21"><text:tab/></text:span><text:span text:style-name="T20">lsl</text:span><text:span text:style-name="T21"> r25 </text:span><text:span text:style-name="T19">;logical shift left</text:span></text:p>
      <text:p text:style-name="Standard"><text:span text:style-name="T21"><text:tab/></text:span><text:span text:style-name="T20">cpi</text:span><text:span text:style-name="T21"> r24, 0x07 </text:span><text:span text:style-name="T19">;if counter == 7 then we jump to right which will open PA7 (we already did lsl) and then will do logical shift right</text:span></text:p>
      <text:p text:style-name="Standard"><text:span text:style-name="T21"><text:tab/></text:span><text:span text:style-name="T20">breq</text:span><text:span text:style-name="T21"> right</text:span></text:p>
      <text:p text:style-name="Standard"><text:span text:style-name="T21"><text:tab/></text:span><text:span text:style-name="T20">rjmp</text:span><text:span text:style-name="T21"> left</text:span></text:p>
      <text:p text:style-name="Standard"><text:span text:style-name="T21"><text:tab/></text:span><text:span text:style-name="T19">;nop</text:span></text:p>
      <text:p text:style-name="P11"/>
      <text:p text:style-name="P11"/>
      <text:p text:style-name="P11"/>
      <text:p text:style-name="P11">right:</text:p>
      <text:p text:style-name="Standard"><text:span text:style-name="T21"><text:tab/></text:span><text:span text:style-name="T20">in</text:span><text:span text:style-name="T21"> r26, PINB </text:span><text:span text:style-name="T19">;read B port (input port)</text:span></text:p>
      <text:p text:style-name="Standard"><text:span text:style-name="T21"><text:tab/></text:span><text:span text:style-name="T20">andi</text:span><text:span text:style-name="T21"> r26, 0x01 </text:span><text:span text:style-name="T19">;isolate first bit (PB0)</text:span></text:p>
      <text:p text:style-name="Standard"><text:span text:style-name="T21"><text:tab/></text:span><text:span text:style-name="T20">cpi</text:span><text:span text:style-name="T21"> r26, 0x01 </text:span></text:p>
      <text:p text:style-name="Standard"><text:span text:style-name="T21"><text:tab/></text:span><text:span text:style-name="T20">breq</text:span><text:span text:style-name="T21"> right </text:span><text:span text:style-name="T19">;if 1 do nothing</text:span></text:p>
      <text:p text:style-name="Standard"><text:span text:style-name="T21"><text:tab/></text:span><text:span text:style-name="T20">out</text:span><text:span text:style-name="T21"> PORTA, r25 </text:span><text:span text:style-name="T19">;else continue process</text:span></text:p>
      <text:p text:style-name="Standard"><text:span text:style-name="T21"><text:tab/></text:span><text:span text:style-name="T20">dec</text:span><text:span text:style-name="T21"> r24 </text:span><text:span text:style-name="T19">;decrease counter</text:span></text:p>
      <text:p text:style-name="Standard"><text:span text:style-name="T21"><text:tab/></text:span><text:span text:style-name="T20">lsr</text:span><text:span text:style-name="T21"> r25 </text:span><text:span text:style-name="T19">;logical shift right</text:span></text:p>
      <text:p text:style-name="Standard"><text:span text:style-name="T21"><text:tab/></text:span><text:span text:style-name="T20">cpi</text:span><text:span text:style-name="T21"> r24, 0x00 </text:span><text:span text:style-name="T19">;if counter == 1 then we jump to left which will open PA0 (we already did lsr) and then will do logical shift left</text:span></text:p>
      <text:p text:style-name="Standard"><text:span text:style-name="T21"><text:tab/></text:span><text:span text:style-name="T20">breq</text:span><text:span text:style-name="T21"> left</text:span></text:p>
      <text:p text:style-name="Standard"><text:span text:style-name="T21"><text:tab/></text:span><text:span text:style-name="T20">rjmp</text:span><text:span text:style-name="T21"> right</text:span></text:p>
      <text:p text:style-name="Standard"><text:span text:style-name="T21"><text:tab/></text:span><text:span text:style-name="T19">;nop</text:span></text:p>
      <text:p text:style-name="P11"/>
      <text:p text:style-name="P11"/>
      <text:p text:style-name="P11"/>
      <text:p text:style-name="P8"/>
      <text:p text:style-name="P5"/>
      <text:p text:style-name="P5"/>
      <text:p text:style-name="P5"/>
      <text:p text:style-name="P3"/>
      <text:p text:style-name="P31">Άσκηση <text:span text:style-name="T15">2</text:span></text:p>
      <text:p text:style-name="P3"/>
      <text:p text:style-name="P6">Η άσκηση αυτή γράφτηκε και σε <text:span text:style-name="T1">assembly </text:span>και σε <text:span text:style-name="T1">C </text:span><text:span text:style-name="T16">και έχουν παραδοθεί και οι 2. Ωστόσο εξεταστήκαμε μόνο στη </text:span><text:span text:style-name="T3">C </text:span><text:span text:style-name="T16">και για το λόγο αυτό μόνο αυτή θα περιγραφεί.</text:span></text:p>
      <text:p text:style-name="P6"/>
      <text:p text:style-name="P12"><text:span text:style-name="T9">Αρχικά όλες οι μεταβλητές είναι </text:span><text:span text:style-name="T4">chars </text:span><text:span text:style-name="T9">(δηλαδή 8-μπιτοι) ενώ αρχικοποιούμε και τα </text:span><text:span text:style-name="T4">ports </text:span><text:span text:style-name="T9">(δηλαδή γράφουμε άσσους στο </text:span><text:span text:style-name="T4">DDRB </text:span><text:span text:style-name="T9">προκειμένου το </text:span><text:span text:style-name="T4">port B </text:span><text:span text:style-name="T9">να αρχικοποιηθεί ως έξοδος και γράφουμε και μηδενικά στο </text:span><text:span text:style-name="T4">DDRA </text:span><text:span text:style-name="T9">προκειμένου να αρχικοποιηθεί το </text:span><text:span text:style-name="T4">port A </text:span><text:span text:style-name="T9">ως είσοδος. </text:span>Στη συνέχεια<text:span text:style-name="T8"> </text:span><text:span text:style-name="T12">μέσα στο ατέρμονο</text:span><text:span text:style-name="T3"> loop (while(1)) </text:span><text:span text:style-name="T1"><text:s/></text:span>χρησιμοποιούμε εντολές ολίσθησης και bitwise and για να απομονώσουμε καθένα εκ των A, B, C, D σε ξεχωριστές μεταβλητές. <text:span text:style-name="T12">Στη συνέχεια (μέσα πάλι στο </text:span><text:span text:style-name="T3">while(1)</text:span><text:span text:style-name="T12">) πραγματοποιούμε τις λογικές πράξεις και αποθηκεύουμε τα αποτελέσματα στις μεταβλητές</text:span><text:span text:style-name="T3"> F0</text:span><text:span text:style-name="T12"> και</text:span><text:span text:style-name="T3"> F1</text:span><text:span text:style-name="T12"> αντίστοιχα. Πραγματοποιούμε μία αριστερή ολίσθηση στο</text:span><text:span text:style-name="T3"> F</text:span><text:span text:style-name="T13">1 </text:span><text:span text:style-name="T3"><text:s/></text:span><text:span text:style-name="T13">(προκειμένου να πάει το αποτέλεσμα το 2ο </text:span><text:span text:style-name="T5">bit</text:span><text:span text:style-name="T13">) και κάνουμε </text:span><text:span text:style-name="T5">OR </text:span><text:span text:style-name="T13">μεταξύ του </text:span><text:span text:style-name="T5">F0 </text:span><text:span text:style-name="T13">και του </text:span><text:span text:style-name="T5">F1 </text:span><text:span text:style-name="T13">αποθηκεύοντας το αποτέλεσμα στο </text:span><text:span text:style-name="T5">PORTB </text:span><text:span text:style-name="T13">προκειμένου να γραφεί στην έξοδο. Κατά αυτό το τρόπο το </text:span><text:span text:style-name="T5">PORTB </text:span><text:span text:style-name="T13">θα έχει στο 1ο </text:span><text:span text:style-name="T5">bit </text:span><text:span text:style-name="T13">το </text:span><text:span text:style-name="T5">F</text:span><text:span text:style-name="T13">0 και στο 2ο </text:span><text:span text:style-name="T5">bit </text:span><text:span text:style-name="T13">το </text:span><text:span text:style-name="T5">F1 </text:span><text:span text:style-name="T13">ενώ τα υπόλοιπα </text:span><text:span text:style-name="T5">bits </text:span><text:span text:style-name="T13">θα είναι ίσα με 0.</text:span></text:p>
      <text:p text:style-name="P9"/>
      <text:p text:style-name="P9"/>
      <text:p text:style-name="P15"><text:span text:style-name="T13">Κ</text:span><text:span text:style-name="T8">ώδικες:</text:span></text:p>
      <text:p text:style-name="P25"/>
      <text:p text:style-name="P9"/>
      <text:p text:style-name="P9"/>
      <text:p text:style-name="P13">Assembly:</text:p>
      <text:p text:style-name="P13"/>
      <text:p text:style-name="P20">;</text:p>
      <text:p text:style-name="P19">; AssemblerApplication1.asm</text:p>
      <text:p text:style-name="P19">;</text:p>
      <text:p text:style-name="P19">; Created: 5/16/2021 3:13:49 PM</text:p>
      <text:p text:style-name="P19">; Author : Admin</text:p>
      <text:p text:style-name="P19">;</text:p>
      <text:p text:style-name="P11"/>
      <text:p text:style-name="P11"/>
      <text:p text:style-name="Standard"><text:span text:style-name="T20">.include</text:span><text:span text:style-name="T21"> "m16def.inc"</text:span></text:p>
      <text:p text:style-name="P11"/>
      <text:p text:style-name="Standard"><text:span text:style-name="T20">ser</text:span><text:span text:style-name="T21"> r24 </text:span></text:p>
      <text:p text:style-name="Standard"><text:span text:style-name="T20">out</text:span><text:span text:style-name="T21"> DDRB, r24 </text:span><text:span text:style-name="T19">;B is output port</text:span></text:p>
      <text:p text:style-name="Standard"><text:span text:style-name="T20">clr</text:span><text:span text:style-name="T21"> r24</text:span></text:p>
      <text:p text:style-name="Standard"><text:span text:style-name="T20">out</text:span><text:span text:style-name="T21"> DDRA, r24 </text:span><text:span text:style-name="T19">;A is input port</text:span></text:p>
      <text:p text:style-name="P11"/>
      <text:p text:style-name="P11"/>
      <text:p text:style-name="P11">reset:</text:p>
      <text:p text:style-name="P11"/>
      <text:p text:style-name="Standard"><text:span text:style-name="T21"><text:tab/></text:span><text:span text:style-name="T20">in</text:span><text:span text:style-name="T21"> r25, PINA </text:span><text:span text:style-name="T19">;xxxxDCBA, original</text:span></text:p>
      <text:p text:style-name="Standard"><text:span text:style-name="T21"><text:tab/></text:span><text:span text:style-name="T20">mov</text:span><text:span text:style-name="T21"> r26, r25 </text:span></text:p>
      <text:p text:style-name="Standard"><text:span text:style-name="T21"><text:tab/></text:span><text:span text:style-name="T20">andi</text:span><text:span text:style-name="T21"> r26, 0x01 </text:span><text:span text:style-name="T19">;for A</text:span></text:p>
      <text:p text:style-name="Standard"><text:span text:style-name="T21"><text:tab/></text:span><text:span text:style-name="T20">lsr</text:span><text:span text:style-name="T21"> r25</text:span></text:p>
      <text:p text:style-name="Standard"><text:span text:style-name="T21"><text:tab/></text:span><text:span text:style-name="T20">mov</text:span><text:span text:style-name="T21"> r24, r25</text:span></text:p>
      <text:p text:style-name="Standard"><text:span text:style-name="T21"><text:tab/></text:span><text:span text:style-name="T20">andi</text:span><text:span text:style-name="T21"> r24, 0x01 </text:span><text:span text:style-name="T19">;for B</text:span></text:p>
      <text:p text:style-name="Standard"><text:span text:style-name="T21"><text:tab/></text:span><text:span text:style-name="T20">lsr</text:span><text:span text:style-name="T21"> r25</text:span></text:p>
      <text:p text:style-name="Standard"><text:span text:style-name="T21"><text:tab/></text:span><text:span text:style-name="T20">mov</text:span><text:span text:style-name="T21"> r23, r25</text:span></text:p>
      <text:p text:style-name="Standard"><text:span text:style-name="T21"><text:tab/></text:span><text:span text:style-name="T20">andi</text:span><text:span text:style-name="T21"> r23, 0x01 </text:span><text:span text:style-name="T19">;for C</text:span></text:p>
      <text:p text:style-name="Standard"><text:span text:style-name="T21"><text:tab/></text:span><text:span text:style-name="T20">lsr</text:span><text:span text:style-name="T21"> r25</text:span></text:p>
      <text:p text:style-name="Standard"><text:span text:style-name="T21"><text:tab/></text:span><text:span text:style-name="T20">mov</text:span><text:span text:style-name="T21"> r22, r25 </text:span></text:p>
      <text:p text:style-name="Standard"><text:span text:style-name="T21"><text:tab/></text:span><text:span text:style-name="T20">andi</text:span><text:span text:style-name="T21"> r22, 0x01 </text:span><text:span text:style-name="T19">;for D</text:span></text:p>
      <text:p text:style-name="P11"/>
      <text:p text:style-name="P11">F0:</text:p>
      <text:p text:style-name="Standard"><text:soft-page-break/><text:span text:style-name="T21"><text:tab/></text:span><text:span text:style-name="T20">mov</text:span><text:span text:style-name="T21"> r0, r26 </text:span><text:span text:style-name="T19">;temp for A</text:span></text:p>
      <text:p text:style-name="Standard"><text:span text:style-name="T21"><text:tab/></text:span><text:span text:style-name="T20">mov</text:span><text:span text:style-name="T21"> r1, r24 </text:span><text:span text:style-name="T19">;temp for B</text:span></text:p>
      <text:p text:style-name="Standard"><text:span text:style-name="T21"><text:tab/></text:span><text:span text:style-name="T20">mov</text:span><text:span text:style-name="T21"> r2, r23 </text:span><text:span text:style-name="T19">;temp for C</text:span></text:p>
      <text:p text:style-name="Standard"><text:span text:style-name="T21"><text:tab/></text:span><text:span text:style-name="T20">mov</text:span><text:span text:style-name="T21"> r3, r22 </text:span><text:span text:style-name="T19">;temp for D</text:span></text:p>
      <text:p text:style-name="P11"/>
      <text:p text:style-name="Standard"><text:span text:style-name="T21"><text:tab/></text:span><text:span text:style-name="T20">com</text:span><text:span text:style-name="T21"> r2</text:span></text:p>
      <text:p text:style-name="Standard"><text:span text:style-name="T21"><text:tab/></text:span><text:span text:style-name="T20">and</text:span><text:span text:style-name="T21"> r0, r2 </text:span><text:span text:style-name="T19">; AC'</text:span></text:p>
      <text:p text:style-name="P11"/>
      <text:p text:style-name="Standard"><text:span text:style-name="T21"><text:tab/></text:span><text:span text:style-name="T20">and</text:span><text:span text:style-name="T21"> r0, r1 </text:span><text:span text:style-name="T19">;ABC'</text:span></text:p>
      <text:p text:style-name="P11"/>
      <text:p text:style-name="Standard"><text:span text:style-name="T21"><text:tab/></text:span><text:span text:style-name="T20">com</text:span><text:span text:style-name="T21"> r2</text:span></text:p>
      <text:p text:style-name="Standard"><text:span text:style-name="T21"><text:tab/></text:span><text:span text:style-name="T20">and</text:span><text:span text:style-name="T21"> r2, r3 </text:span><text:span text:style-name="T19">;CD</text:span></text:p>
      <text:p text:style-name="P11"/>
      <text:p text:style-name="Standard"><text:span text:style-name="T21"><text:tab/></text:span><text:span text:style-name="T20">or</text:span><text:span text:style-name="T21"> r0, r2 </text:span><text:span text:style-name="T19">;ABC'+CD</text:span></text:p>
      <text:p text:style-name="Standard"><text:span text:style-name="T21"><text:tab/></text:span><text:span text:style-name="T20">com</text:span><text:span text:style-name="T21"> r0 </text:span><text:span text:style-name="T19">;result of F0</text:span></text:p>
      <text:p text:style-name="Standard"><text:span text:style-name="T21"><text:tab/></text:span><text:span text:style-name="T20">mov</text:span><text:span text:style-name="T21"> r16, r0</text:span></text:p>
      <text:p text:style-name="Standard"><text:span text:style-name="T21"><text:tab/></text:span><text:span text:style-name="T20">andi</text:span><text:span text:style-name="T21"> r16, 0x01</text:span></text:p>
      <text:p text:style-name="P11"/>
      <text:p text:style-name="P29">nop</text:p>
      <text:p text:style-name="P11"/>
      <text:p text:style-name="P11">F1:</text:p>
      <text:p text:style-name="Standard"><text:span text:style-name="T21"><text:tab/></text:span><text:span text:style-name="T20">or</text:span><text:span text:style-name="T21"> r26, r24 </text:span><text:span text:style-name="T19">;A+B</text:span></text:p>
      <text:p text:style-name="Standard"><text:span text:style-name="T21"><text:tab/></text:span><text:span text:style-name="T20">or</text:span><text:span text:style-name="T21"> r23, r22 </text:span><text:span text:style-name="T19">;C+D</text:span></text:p>
      <text:p text:style-name="Standard"><text:span text:style-name="T21"><text:tab/></text:span><text:span text:style-name="T20">and</text:span><text:span text:style-name="T21"> r26, r23 </text:span><text:span text:style-name="T19">;result of F1</text:span></text:p>
      <text:p text:style-name="P11"/>
      <text:p text:style-name="Standard"><text:span text:style-name="T21"><text:tab/></text:span><text:span text:style-name="T20">lsl</text:span><text:span text:style-name="T21"> r26</text:span></text:p>
      <text:p text:style-name="Standard"><text:span text:style-name="T21"><text:tab/></text:span><text:span text:style-name="T20">or</text:span><text:span text:style-name="T21"> r16, r26 </text:span><text:span text:style-name="T19">; results ofr F1,F0 to the to LSB's of port B</text:span></text:p>
      <text:p text:style-name="P11"><text:tab/></text:p>
      <text:p text:style-name="P11"/>
      <text:p text:style-name="Standard"><text:span text:style-name="T20">out</text:span><text:span text:style-name="T21"> PORTB, r16 </text:span><text:span text:style-name="T19">;result to port B</text:span></text:p>
      <text:p text:style-name="P13"><text:span text:style-name="T20">jmp</text:span><text:span text:style-name="T21"> reset</text:span></text:p>
      <text:p text:style-name="P22"/>
      <text:p text:style-name="P22"/>
      <text:p text:style-name="P23">C:</text:p>
      <text:p text:style-name="P22"/>
      <text:p text:style-name="P16"><text:span text:style-name="T23">#include </text:span><text:span text:style-name="T25">&lt;xc.h&gt;</text:span><text:line-break/><text:span text:style-name="T22">#include </text:span><text:span text:style-name="T25">&lt;avr/io.h&gt;</text:span><text:line-break/><text:line-break/><text:span text:style-name="T26">//initializations</text:span><text:line-break/><text:span text:style-name="T27">char </text:span><text:span text:style-name="T28">A</text:span><text:span text:style-name="T27">;</text:span><text:line-break/><text:span text:style-name="T27">char </text:span><text:span text:style-name="T28">B</text:span><text:span text:style-name="T27">;</text:span><text:line-break/><text:span text:style-name="T27">char </text:span><text:span text:style-name="T28">C</text:span><text:span text:style-name="T27">;</text:span><text:line-break/><text:span text:style-name="T27">char </text:span><text:span text:style-name="T28">D</text:span><text:span text:style-name="T27">;</text:span><text:line-break/><text:span text:style-name="T27">char </text:span><text:span text:style-name="T28">temp</text:span><text:span text:style-name="T27">;</text:span><text:line-break/><text:span text:style-name="T27">char </text:span><text:span text:style-name="T28">F0</text:span><text:span text:style-name="T27">;</text:span><text:line-break/><text:span text:style-name="T27">char </text:span><text:span text:style-name="T28">F1</text:span><text:span text:style-name="T27">;</text:span><text:line-break/><text:line-break/><text:span text:style-name="T27">int </text:span><text:span text:style-name="T29">main</text:span><text:span text:style-name="T28">(</text:span><text:span text:style-name="T27">void</text:span><text:span text:style-name="T28">) </text:span><text:line-break/><text:span text:style-name="T28">{ </text:span><text:span text:style-name="T26">// add breakpoint here</text:span><text:line-break/><text:span text:style-name="T26"><text:tab/></text:span><text:span text:style-name="T28">DDRB = </text:span><text:span text:style-name="T30">0xFF</text:span><text:span text:style-name="T27">;</text:span><text:line-break/><text:span text:style-name="T27"><text:tab/></text:span><text:span text:style-name="T28">DDRA = </text:span><text:span text:style-name="T30">0x00</text:span><text:span text:style-name="T27">;</text:span><text:line-break/><text:span text:style-name="T27"><text:tab/></text:span><text:line-break/><text:span text:style-name="T27"> <text:s text:c="3"/>while</text:span><text:span text:style-name="T28">(</text:span><text:span text:style-name="T30">1</text:span><text:span text:style-name="T28">)</text:span><text:line-break/><text:span text:style-name="T28"> <text:s text:c="3"/>{</text:span><text:line-break/><text:span text:style-name="T28"> <text:s text:c="7"/>A = PINA &amp; </text:span><text:span text:style-name="T30">0x01</text:span><text:span text:style-name="T27">;</text:span><text:line-break/><text:span text:style-name="T27"><text:tab/><text:tab/></text:span><text:span text:style-name="T28">temp = PINA &gt;&gt; </text:span><text:span text:style-name="T30">1</text:span><text:span text:style-name="T27">;</text:span><text:line-break/><text:span text:style-name="T27"><text:tab/><text:tab/></text:span><text:span text:style-name="T28">B = temp &amp; </text:span><text:span text:style-name="T30">0x01</text:span><text:span text:style-name="T27">;</text:span><text:line-break/><text:span text:style-name="T27"><text:tab/><text:tab/></text:span><text:span text:style-name="T28">temp = temp &gt;&gt; </text:span><text:span text:style-name="T30">1</text:span><text:span text:style-name="T27">;</text:span><text:line-break/><text:span text:style-name="T27"><text:tab/><text:tab/></text:span><text:span text:style-name="T28">C = temp &amp; </text:span><text:span text:style-name="T30">0x01</text:span><text:span text:style-name="T27">;</text:span><text:line-break/><text:soft-page-break/><text:span text:style-name="T27"><text:tab/><text:tab/></text:span><text:span text:style-name="T28">temp = temp &gt;&gt; </text:span><text:span text:style-name="T30">1</text:span><text:span text:style-name="T27">;</text:span><text:line-break/><text:span text:style-name="T27"><text:tab/><text:tab/></text:span><text:span text:style-name="T28">D = temp &amp; </text:span><text:span text:style-name="T30">0x01</text:span><text:span text:style-name="T27">;</text:span><text:line-break/><text:span text:style-name="T27"><text:tab/><text:tab/></text:span><text:line-break/><text:span text:style-name="T27"><text:tab/><text:tab/></text:span><text:span text:style-name="T28">F0 = !(A &amp; B &amp; (!C &amp; </text:span><text:span text:style-name="T30">0x01</text:span><text:span text:style-name="T28">) | C &amp; D)</text:span><text:span text:style-name="T27">;</text:span><text:line-break/><text:span text:style-name="T27"><text:tab/><text:tab/></text:span><text:span text:style-name="T28">F1 = (A | B) &amp; (C | D)</text:span><text:span text:style-name="T27">;</text:span><text:line-break/><text:span text:style-name="T27"><text:tab/><text:tab/></text:span><text:line-break/><text:span text:style-name="T27"><text:tab/><text:tab/></text:span><text:span text:style-name="T28">F1 = F1 &lt;&lt; </text:span><text:span text:style-name="T30">1</text:span><text:span text:style-name="T27">;</text:span><text:line-break/><text:span text:style-name="T27"><text:tab/><text:tab/></text:span><text:span text:style-name="T28">PORTB = F1 | F0</text:span><text:span text:style-name="T27">;</text:span><text:line-break/><text:span text:style-name="T27"><text:tab/><text:tab/></text:span><text:line-break/><text:span text:style-name="T27"> <text:s text:c="3"/></text:span><text:span text:style-name="T28">}</text:span><text:line-break/><text:span text:style-name="T28">}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9"/>
      <text:p text:style-name="P9"/>
      <text:p text:style-name="P9"/>
      <text:p text:style-name="P4"/>
      <text:p text:style-name="P32">Άσκηση <text:span text:style-name="T17">3</text:span></text:p>
      <text:p text:style-name="P4"/>
      <text:p text:style-name="P7">Αρχικά γράφουμε άσσους στο <text:span text:style-name="T1">DDRA </text:span>προκειμένου η θύρα Α να είναι θύρα εξόδου και γράφουμε μηδενικά στο <text:span text:style-name="T1">DDRC </text:span>προκειμένου η θύρα <text:span text:style-name="T1">C </text:span>να είναι θύρα εισόδου.</text:p>
      <text:p text:style-name="P7"/>
      <text:p text:style-name="P14"><text:span text:style-name="T10">Στη συνέχεια, </text:span><text:span text:style-name="T11">τ</text:span>ο πρόγραμμα περιέχει ένα ατέρμονο loop, μέσα στο οποίο σε κάθε επανάληψη ελέγχεται αν είναι <text:span text:style-name="T14">πατημένο κάποιο από τα </text:span><text:span text:style-name="T6">SWx (</text:span><text:span text:style-name="T14">με </text:span><text:span text:style-name="T6">x = 0,1,2,3)</text:span>. Αυτό πραγματοποιείται με σύγκριση του PORT<text:span text:style-name="T18">C</text:span> με τα 1, 2, 4 και 8. <text:s/><text:span text:style-name="T14">Στη συνέχεια εάν κάποιο από αυτά είναι πατημένο μπαίνουμε στην </text:span><text:span text:style-name="T6">if </text:span><text:span text:style-name="T14">που του αντιστοιχεί και εκτελούμε ένα </text:span><text:span text:style-name="T6">while </text:span><text:span text:style-name="T14">μέχρι το </text:span><text:span text:style-name="T6">button </text:span><text:span text:style-name="T14">αυτό να αφεθεί (προσομοιώνοντας έτσι την άσκηση στο πραγματικό κόσμο). Όταν αυτό αφεθεί τότε εκτελούμε και το ζητούμενο το οποίο του αντιστοιχεί.</text:span></text:p>
      <text:p text:style-name="P26"/>
      <text:p text:style-name="P26"/>
      <text:p text:style-name="P15"><text:span text:style-name="T14">Κ</text:span><text:span text:style-name="T8">ώδικας:</text:span></text:p>
      <text:p text:style-name="P25"/>
      <text:p text:style-name="P17"><text:span text:style-name="T24">#include </text:span><text:span text:style-name="T25">&lt;xc.h&gt;</text:span><text:line-break/><text:span text:style-name="T22">#include </text:span><text:span text:style-name="T25">&lt;avr/io.h&gt;</text:span><text:line-break/><text:line-break/><text:span text:style-name="T27">int </text:span><text:span text:style-name="T29">main</text:span><text:span text:style-name="T28">(</text:span><text:span text:style-name="T27">void</text:span><text:span text:style-name="T28">){</text:span><text:line-break/><text:span text:style-name="T28"><text:tab/></text:span><text:line-break/><text:span text:style-name="T28"><text:tab/>DDRA = </text:span><text:span text:style-name="T30">0xFF</text:span><text:span text:style-name="T27">; </text:span><text:span text:style-name="T26">//port A output</text:span><text:line-break/><text:span text:style-name="T26"><text:tab/></text:span><text:span text:style-name="T28">DDRC = </text:span><text:span text:style-name="T30">0x00</text:span><text:span text:style-name="T27">; </text:span><text:span text:style-name="T26">// port C input (SWx's)</text:span><text:line-break/><text:span text:style-name="T26"><text:tab/></text:span><text:span text:style-name="T27">char </text:span><text:span text:style-name="T28">led</text:span><text:span text:style-name="T27">;</text:span><text:line-break/><text:span text:style-name="T27"><text:tab/></text:span><text:line-break/><text:span text:style-name="T27"><text:tab/></text:span><text:span text:style-name="T28">led = </text:span><text:span text:style-name="T30">0x01</text:span><text:span text:style-name="T27">;</text:span><text:line-break/><text:span text:style-name="T27"><text:tab/></text:span><text:span text:style-name="T28">PORTA = led</text:span><text:span text:style-name="T27">;</text:span><text:line-break/><text:span text:style-name="T27"><text:tab/></text:span><text:line-break/><text:span text:style-name="T27"><text:tab/></text:span><text:line-break/><text:span text:style-name="T27"><text:tab/>while</text:span><text:span text:style-name="T28">(</text:span><text:span text:style-name="T30">1</text:span><text:span text:style-name="T28">){</text:span><text:line-break/><text:span text:style-name="T28"><text:tab/><text:tab/></text:span><text:line-break/><text:span text:style-name="T28"><text:tab/><text:tab/></text:span><text:span text:style-name="T27">if</text:span><text:span text:style-name="T28">((PINC &amp; </text:span><text:span text:style-name="T30">0x01</text:span><text:span text:style-name="T28">) == </text:span><text:span text:style-name="T30">1</text:span><text:span text:style-name="T28">){</text:span><text:line-break/><text:span text:style-name="T28"><text:tab/><text:tab/><text:tab/></text:span><text:span text:style-name="T27">while</text:span><text:span text:style-name="T28">((PINC &amp; </text:span><text:span text:style-name="T30">0x01</text:span><text:span text:style-name="T28">) == </text:span><text:span text:style-name="T30">1</text:span><text:span text:style-name="T28">){}</text:span><text:line-break/><text:span text:style-name="T28"><text:tab/><text:tab/><text:tab/></text:span><text:span text:style-name="T27">if</text:span><text:span text:style-name="T28">(led == </text:span><text:span text:style-name="T30">128</text:span><text:span text:style-name="T28">){</text:span><text:line-break/><text:span text:style-name="T28"><text:tab/><text:tab/><text:tab/><text:tab/>led = </text:span><text:span text:style-name="T30">0x01</text:span><text:span text:style-name="T27">; </text:span><text:span text:style-name="T26">// led = 1 if before led == 128</text:span><text:line-break/><text:span text:style-name="T26"><text:tab/><text:tab/><text:tab/></text:span><text:span text:style-name="T28">}</text:span><text:line-break/><text:span text:style-name="T28"><text:tab/><text:tab/><text:tab/></text:span><text:span text:style-name="T27">else </text:span><text:span text:style-name="T28">led = led &lt;&lt; </text:span><text:span text:style-name="T30">1</text:span><text:span text:style-name="T27">;</text:span><text:line-break/><text:span text:style-name="T27"><text:tab/><text:tab/></text:span><text:span text:style-name="T28">}</text:span><text:line-break/><text:span text:style-name="T28"><text:tab/><text:tab/></text:span><text:line-break/><text:span text:style-name="T28"><text:tab/><text:tab/></text:span><text:span text:style-name="T27">if</text:span><text:span text:style-name="T28">((PINC &amp; </text:span><text:span text:style-name="T30">0x02</text:span><text:span text:style-name="T28">) == </text:span><text:span text:style-name="T30">2</text:span><text:span text:style-name="T28">){</text:span><text:line-break/><text:span text:style-name="T28"><text:tab/><text:tab/><text:tab/></text:span><text:span text:style-name="T27">while</text:span><text:span text:style-name="T28">((PINC &amp; </text:span><text:span text:style-name="T30">0x02</text:span><text:span text:style-name="T28">) == </text:span><text:span text:style-name="T30">2</text:span><text:span text:style-name="T28">){}</text:span><text:line-break/><text:span text:style-name="T28"><text:tab/><text:tab/><text:tab/></text:span><text:span text:style-name="T27">if</text:span><text:span text:style-name="T28">(led == </text:span><text:span text:style-name="T30">1</text:span><text:span text:style-name="T28">){</text:span><text:line-break/><text:span text:style-name="T28"><text:tab/><text:tab/><text:tab/><text:tab/>led = </text:span><text:span text:style-name="T30">1 </text:span><text:span text:style-name="T28">&lt;&lt; </text:span><text:span text:style-name="T30">7</text:span><text:span text:style-name="T27">; </text:span><text:span text:style-name="T26">// led = 128 if before led == 0</text:span><text:line-break/><text:span text:style-name="T26"><text:tab/><text:tab/><text:tab/></text:span><text:span text:style-name="T28">}</text:span><text:line-break/><text:span text:style-name="T28"><text:tab/><text:tab/><text:tab/></text:span><text:span text:style-name="T27">else </text:span><text:span text:style-name="T28">led = led &gt;&gt; </text:span><text:span text:style-name="T30">1</text:span><text:span text:style-name="T27">;</text:span><text:line-break/><text:span text:style-name="T27"><text:tab/><text:tab/></text:span><text:span text:style-name="T28">}</text:span><text:line-break/><text:span text:style-name="T28"><text:tab/><text:tab/></text:span><text:line-break/><text:span text:style-name="T28"><text:tab/><text:tab/></text:span><text:span text:style-name="T27">if</text:span><text:span text:style-name="T28">((PINC &amp; </text:span><text:span text:style-name="T30">0x04</text:span><text:span text:style-name="T28">) == </text:span><text:span text:style-name="T30">4</text:span><text:span text:style-name="T28">){</text:span><text:line-break/><text:span text:style-name="T28"><text:tab/><text:tab/><text:tab/></text:span><text:span text:style-name="T27">while</text:span><text:span text:style-name="T28">((PINC &amp; </text:span><text:span text:style-name="T30">0x04</text:span><text:span text:style-name="T28">) == </text:span><text:span text:style-name="T30">4</text:span><text:span text:style-name="T28">){}</text:span><text:line-break/><text:span text:style-name="T28"><text:tab/><text:tab/><text:tab/>led = </text:span><text:span text:style-name="T30">1 </text:span><text:span text:style-name="T28">&lt;&lt; </text:span><text:span text:style-name="T30">7</text:span><text:span text:style-name="T27">;</text:span><text:line-break/><text:span text:style-name="T27"><text:tab/><text:tab/></text:span><text:span text:style-name="T28">}</text:span><text:line-break/><text:span text:style-name="T28"><text:tab/><text:tab/></text:span><text:line-break/><text:span text:style-name="T28"><text:tab/><text:tab/></text:span><text:span text:style-name="T27">if</text:span><text:span text:style-name="T28">((PINC &amp; </text:span><text:span text:style-name="T30">0x08</text:span><text:span text:style-name="T28">) == </text:span><text:span text:style-name="T30">8</text:span><text:span text:style-name="T28">){</text:span><text:line-break/><text:span text:style-name="T28"><text:tab/><text:tab/><text:tab/></text:span><text:span text:style-name="T27">while</text:span><text:span text:style-name="T28">((PINC &amp; </text:span><text:span text:style-name="T30">0x08</text:span><text:span text:style-name="T28">) == </text:span><text:span text:style-name="T30">8</text:span><text:span text:style-name="T28">){}</text:span><text:line-break/><text:span text:style-name="T28"><text:tab/><text:tab/><text:tab/>led = </text:span><text:span text:style-name="T30">0x01</text:span><text:span text:style-name="T27">;</text:span><text:line-break/><text:span text:style-name="T27"><text:tab/><text:tab/></text:span><text:span text:style-name="T28">}</text:span><text:line-break/><text:soft-page-break/><text:span text:style-name="T28"><text:tab/><text:tab/></text:span><text:line-break/><text:span text:style-name="T28"><text:tab/><text:tab/>PORTA = led</text:span><text:span text:style-name="T27">;</text:span><text:line-break/><text:span text:style-name="T27"><text:tab/></text:span><text:span text:style-name="T28">}</text:span><text:line-break/><text:span text:style-name="T28"><text:tab/></text:span><text:line-break/><text:span text:style-name="T28">}</text:span>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5in" style:writing-mode="lr-tb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6M13S</meta:editing-duration>
    <meta:editing-cycles>3</meta:editing-cycles>
    <meta:generator>LibreOffice/6.0.7.3$Linux_X86_64 LibreOffice_project/00m0$Build-3</meta:generator>
    <meta:creation-date>2021-05-23T15:15:18.312930278</meta:creation-date>
    <dc:date>2021-05-23T15:21:31.000994415</dc:date>
    <meta:document-statistic meta:table-count="0" meta:image-count="0" meta:object-count="0" meta:page-count="7" meta:paragraph-count="107" meta:word-count="1078" meta:character-count="5763" meta:non-whitespace-character-count="4570"/>
  </office:meta>
</office:document-meta>
</file>